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cc33" style:font-name="Ubuntu" fo:font-size="13pt" style:text-underline-style="none" fo:font-weight="normal" officeooo:rsid="001ad174" officeooo:paragraph-rsid="001ad17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cc33" style:font-name="Ubuntu" fo:font-size="13pt" style:text-underline-style="none" fo:font-weight="normal" officeooo:rsid="001c4157" officeooo:paragraph-rsid="001c415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cc33" style:font-name="Ubuntu" fo:font-size="13pt" style:text-underline-style="none" fo:font-weight="normal" officeooo:rsid="001ed475" officeooo:paragraph-rsid="001ed475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cc33" style:font-name="Ubuntu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cc33" style:font-name="Ubuntu1" fo:font-size="13pt" officeooo:rsid="0022fcd2" officeooo:paragraph-rsid="0022fcd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cc33" style:font-name="Ubuntu1" fo:font-size="13pt" officeooo:rsid="0024f29b" officeooo:paragraph-rsid="0024f29b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cc33" style:font-name="Ubuntu1" fo:font-size="13pt" officeooo:rsid="0029ea19" officeooo:paragraph-rsid="0029ea19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cc33" style:font-name="Ubuntu1" fo:font-size="13pt" officeooo:rsid="002203a7" officeooo:paragraph-rsid="002203a7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cc33" style:font-name="Ubuntu1" fo:font-size="13pt" officeooo:rsid="00319962" officeooo:paragraph-rsid="00319962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cc33" style:font-name="Ubuntu1" fo:font-size="13pt" style:text-underline-style="none" fo:font-weight="normal" officeooo:rsid="0020d691" officeooo:paragraph-rsid="0020d6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cc33" style:font-name="Ubuntu1" fo:font-size="13pt" style:text-underline-style="none" fo:font-weight="normal" officeooo:rsid="00319962" officeooo:paragraph-rsid="0031996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ad174" officeooo:paragraph-rsid="001ad17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ad174" officeooo:paragraph-rsid="002015c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4157" officeooo:paragraph-rsid="001c415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4157" officeooo:paragraph-rsid="002015c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officeooo:rsid="001ad174" officeooo:paragraph-rsid="001ad17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officeooo:rsid="001c4157" officeooo:paragraph-rsid="001c415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officeooo:rsid="0022fcd2" officeooo:paragraph-rsid="0022fcd2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fo:font-weight="bold" officeooo:rsid="001c4157" officeooo:paragraph-rsid="001c415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normal" officeooo:rsid="001c4157" officeooo:paragraph-rsid="001c415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normal" officeooo:rsid="0020d691" officeooo:paragraph-rsid="0020d69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normal" officeooo:rsid="0020d691" officeooo:paragraph-rsid="002203a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1" fo:font-size="12pt" officeooo:rsid="002203a7" officeooo:paragraph-rsid="002203a7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1" fo:font-size="12pt" officeooo:rsid="002203a7" officeooo:paragraph-rsid="0022fcd2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1" fo:font-size="12pt" officeooo:rsid="0022fcd2" officeooo:paragraph-rsid="0022fcd2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1" fo:font-size="12pt" officeooo:rsid="0024f29b" officeooo:paragraph-rsid="0024f29b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1" fo:font-size="12pt" officeooo:rsid="002773c4" officeooo:paragraph-rsid="002773c4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1" fo:font-size="12pt" officeooo:rsid="0028a1d5" officeooo:paragraph-rsid="0028a1d5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1" fo:font-size="12pt" officeooo:rsid="0029ea19" officeooo:paragraph-rsid="0029ea19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1" fo:font-size="12pt" officeooo:rsid="002a288c" officeooo:paragraph-rsid="002a288c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1" fo:font-size="12pt" officeooo:rsid="002a288c" officeooo:paragraph-rsid="00319962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officeooo:paragraph-rsid="002a288c"/>
    </style:style>
    <style:style style:name="P38" style:family="paragraph" style:parent-style-name="Standard">
      <style:paragraph-properties fo:text-align="start" style:justify-single-word="false"/>
      <style:text-properties officeooo:paragraph-rsid="002d529e"/>
    </style:style>
    <style:style style:name="P39" style:family="paragraph" style:parent-style-name="Standard">
      <style:paragraph-properties fo:text-align="center" style:justify-single-word="false"/>
      <style:text-properties fo:color="#ff6600" style:font-name="Ubuntu" fo:font-size="15pt" style:text-underline-style="none" fo:font-weight="normal" officeooo:rsid="002a288c" officeooo:paragraph-rsid="002a288c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ff6600" style:font-name="Ubuntu1" fo:font-size="13pt" fo:font-style="italic" officeooo:rsid="00319962" officeooo:paragraph-rsid="00319962" style:font-size-asian="11.3500003814697pt" style:font-style-asian="italic" style:font-size-complex="13pt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ff6600" style:font-name="Ubuntu1" fo:font-size="12pt" fo:font-style="italic" style:text-underline-style="none" fo:font-weight="normal" officeooo:rsid="0020c1b8" officeooo:paragraph-rsid="0020c1b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ff6600" style:font-name="Ubuntu1" fo:font-size="12pt" fo:font-style="italic" style:text-underline-style="none" fo:font-weight="normal" officeooo:rsid="001c4157" officeooo:paragraph-rsid="001c4157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style:font-name="Ubuntu1" fo:font-size="12pt" fo:letter-spacing="normal" fo:font-style="normal" fo:font-weight="normal" officeooo:rsid="002d529e" officeooo:paragraph-rsid="002a288c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4157"/>
    </style:style>
    <style:style style:name="T2" style:family="text">
      <style:text-properties officeooo:rsid="002015c2"/>
    </style:style>
    <style:style style:name="T3" style:family="text">
      <style:text-properties officeooo:rsid="0020c1b8"/>
    </style:style>
    <style:style style:name="T4" style:family="text">
      <style:text-properties officeooo:rsid="002203a7"/>
    </style:style>
    <style:style style:name="T5" style:family="text">
      <style:text-properties fo:color="#000000"/>
    </style:style>
    <style:style style:name="T6" style:family="text">
      <style:text-properties fo:color="#000000" officeooo:rsid="002203a7"/>
    </style:style>
    <style:style style:name="T7" style:family="text">
      <style:text-properties fo:color="#000000" style:font-name="Ubuntu1" fo:font-size="12pt" officeooo:rsid="002a288c" style:font-size-asian="10.5pt" style:font-size-complex="12pt"/>
    </style:style>
    <style:style style:name="T8" style:family="text">
      <style:text-properties fo:color="#000000" style:font-name="Ubuntu1" fo:font-size="12pt" officeooo:rsid="002a7dcb" style:font-size-asian="10.5pt" style:font-size-complex="12pt"/>
    </style:style>
    <style:style style:name="T9" style:family="text">
      <style:text-properties fo:color="#000000" style:font-name="Ubuntu1" fo:font-size="12pt" officeooo:rsid="002d529e" style:font-size-asian="10.5pt" style:font-size-complex="12pt"/>
    </style:style>
    <style:style style:name="T10" style:family="text">
      <style:text-properties officeooo:rsid="0022fcd2"/>
    </style:style>
    <style:style style:name="T11" style:family="text">
      <style:text-properties officeooo:rsid="0024f29b"/>
    </style:style>
    <style:style style:name="T12" style:family="text">
      <style:text-properties fo:color="#ff3300" fo:font-style="italic" style:font-style-asian="italic" style:font-style-complex="italic"/>
    </style:style>
    <style:style style:name="T13" style:family="text">
      <style:text-properties officeooo:rsid="002773c4"/>
    </style:style>
    <style:style style:name="T14" style:family="text">
      <style:text-properties officeooo:rsid="0028a1d5"/>
    </style:style>
    <style:style style:name="T15" style:family="text">
      <style:text-properties officeooo:rsid="0029ea19"/>
    </style:style>
    <style:style style:name="T16" style:family="text">
      <style:text-properties fo:font-variant="normal" fo:text-transform="none" fo:color="#222222" style:font-name="Ubuntu1" fo:font-size="12pt" fo:letter-spacing="normal" fo:font-style="normal" fo:font-weight="normal"/>
    </style:style>
    <style:style style:name="T17" style:family="text">
      <style:text-properties fo:font-variant="normal" fo:text-transform="none" fo:color="#222222" style:font-name="Ubuntu1" fo:font-size="12pt" fo:letter-spacing="normal" fo:font-style="normal" fo:font-weight="normal" officeooo:rsid="002a7dcb"/>
    </style:style>
    <style:style style:name="T18" style:family="text">
      <style:text-properties fo:font-variant="normal" fo:text-transform="none" fo:color="#222222" style:font-name="Ubuntu1" fo:font-size="12pt" fo:letter-spacing="normal" fo:font-style="normal" fo:font-weight="normal" officeooo:rsid="002d529e"/>
    </style:style>
    <style:style style:name="T19" style:family="text">
      <style:text-properties fo:font-variant="normal" fo:text-transform="none" fo:color="#222222" style:font-name="Ubuntu1" fo:font-size="12pt" fo:letter-spacing="normal" fo:font-style="normal" fo:font-weight="normal" officeooo:rsid="002d529e" style:font-size-asian="12pt" style:font-size-complex="12pt"/>
    </style:style>
    <style:style style:name="T20" style:family="text">
      <style:text-properties fo:font-variant="normal" fo:text-transform="none" fo:color="#222222" style:font-name="Ubuntu1" fo:font-size="12pt" fo:letter-spacing="normal" fo:font-style="normal" fo:font-weight="normal" officeooo:rsid="003195f5" style:font-size-asian="12pt" style:font-size-complex="12pt"/>
    </style:style>
    <style:style style:name="T21" style:family="text">
      <style:text-properties fo:font-variant="normal" fo:text-transform="none" fo:color="#000000" style:font-name="Ubuntu1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Ubuntu1" fo:font-size="12pt" fo:letter-spacing="normal" fo:font-style="normal" fo:font-weight="normal" officeooo:rsid="003195f5" style:font-size-asian="12pt" style:font-size-complex="12pt"/>
    </style:style>
    <style:style style:name="T23" style:family="text">
      <style:text-properties fo:font-variant="normal" fo:text-transform="none" fo:color="#000000" style:font-name="Ubuntu1" fo:font-size="12pt" fo:letter-spacing="normal" fo:font-style="normal" style:text-underline-style="none" fo:font-weight="normal" style:font-size-asian="12pt" style:font-size-complex="12pt"/>
    </style:style>
    <style:style style:name="T24" style:family="text">
      <style:text-properties fo:font-variant="normal" fo:text-transform="none" fo:color="#000000" style:font-name="Ubuntu1" fo:font-size="12pt" fo:letter-spacing="normal" fo:font-style="normal" style:text-underline-style="none" fo:font-weight="normal" officeooo:rsid="003195f5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Ubuntu1" fo:font-size="12pt" fo:letter-spacing="normal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Ubuntu1" fo:font-size="12pt" fo:letter-spacing="normal" fo:font-style="normal" style:text-underline-style="none" fo:font-weight="normal" officeooo:rsid="003195f5" style:text-blinking="false" style:font-size-asian="12pt" style:font-size-complex="12pt"/>
    </style:style>
    <style:style style:name="T27" style:family="text">
      <style:text-properties officeooo:rsid="00319962"/>
    </style:style>
    <style:style style:name="T28" style:family="text">
      <style:text-properties fo:color="#ff6600" fo:font-style="italic" style:font-style-asian="italic" style:font-style-complex="italic"/>
    </style:style>
    <style:style style:name="T29" style:family="text">
      <style:text-properties fo:color="#ff6600" fo:font-style="italic" officeooo:rsid="0028a1d5" style:font-style-asian="italic" style:font-style-complex="italic"/>
    </style:style>
    <style:style style:name="T30" style:family="text">
      <style:text-properties fo:color="#ff6600" fo:font-style="italic" officeooo:rsid="00376ad9" style:font-style-asian="italic" style:font-style-complex="italic"/>
    </style:style>
    <style:style style:name="T31" style:family="text">
      <style:text-properties fo:color="#ff6600" officeooo:rsid="00376ad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19962" style:font-style-asian="normal" style:font-style-complex="normal"/>
    </style:style>
    <style:style style:name="T34" style:family="text">
      <style:text-properties officeooo:rsid="0032f01c"/>
    </style:style>
    <style:style style:name="T35" style:family="text">
      <style:text-properties officeooo:rsid="0033fb74"/>
    </style:style>
    <style:style style:name="T36" style:family="text">
      <style:text-properties officeooo:rsid="00376ad9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uswertung der Statistiken von Engelsberg</text:p>
      <text:p text:style-name="P2"/>
      <text:p text:style-name="P39">Eine junge und finanzstarke Gemeinde</text:p>
      <text:p text:style-name="P1"/>
      <text:p text:style-name="P3"><text:span text:style-name="T1">Die</text:span> Bevölkerung <text:span text:style-name="T1">von Engelsberg und seine Entwicklung:</text:span></text:p>
      <text:p text:style-name="P4"><office:annotation office:name="__Annotation__337_1056075591"><dc:creator>Maximilian Siemers</dc:creator><dc:date>2019-11-02T17:27:43.251449393</dc:date><loext:sender-initials>MS</loext:sender-initials><text:p text:style-name="P45"><text:span text:style-name="T37">24</text:span></text:p></office:annotation>30<office:annotation-end office:name="__Annotation__337_1056075591"/> Jahre lang starke Zunahme, dann <office:annotation office:name="__Annotation__338_1056075591"><dc:creator>Maximilian Siemers</dc:creator><dc:date>2019-11-02T17:27:57.948636573</dc:date><loext:sender-initials>MS</loext:sender-initials><text:p text:style-name="P45"><text:span text:style-name="T37">Stagnation</text:span></text:p></office:annotation>Stagnierung<office:annotation-end office:name="__Annotation__338_1056075591"/></text:p>
      <text:p text:style-name="P1"/>
      <text:p text:style-name="P18"><office:annotation office:name="__Annotation__339_1056075591"><dc:creator>Maximilian Siemers</dc:creator><dc:date>2019-11-02T17:29:01.604109161</dc:date><loext:sender-initials>MS</loext:sender-initials><text:p text:style-name="P45"><text:span text:style-name="T37">nicht so informativ, vor allem Einwohner, da begrenzt auf 5000. Streichen?</text:span></text:p></office:annotation>Engelsberg liegt von seiner Einwohnerzahl in der Statistik gut über dem Durchschnitt:</text:p>
      <text:p text:style-name="P18"><text:span text:style-name="T36">nur </text:span>35 % aller Gemeinden* haben mehr Einwohner als Engelsberg. Ähnliches gilt für die Bevölkerungsdichte: Hier leben in 59% der Gemeinden* mehr Einwohner pro Fläche.<office:annotation-end office:name="__Annotation__339_1056075591"/></text:p>
      <text:p text:style-name="P15"/>
      <text:p text:style-name="P15">Die Einwohnerzahl von Engelsberg hat in 30 Jahren – zwischen 1987 und 2017 - <office:annotation office:name="__Annotation__342_1056075591"><dc:creator>Maximilian Siemers</dc:creator><dc:date>2019-11-02T17:30:34.167652593</dc:date><loext:sender-initials>MS</loext:sender-initials><text:p text:style-name="P45"><text:span text:style-name="T37">nicht ständig, siehe nächster Abschnitt (keine Zunahme seit 2011)</text:span></text:p></office:annotation>ständig<office:annotation-end office:name="__Annotation__342_1056075591"/> zugenommen; <text:span text:style-name="T34">dagegen gab es</text:span> <text:span text:style-name="T2">nach 2011</text:span> keinerlei Veränderungen mehr.</text:p>
      <text:p text:style-name="P14"><text:span text:style-name="T35">Dass dieser Zuwachs bis </text:span><text:span text:style-name="T35"><office:annotation office:name="__Annotation__341_1056075591"><dc:creator>Maximilian Siemers</dc:creator><dc:date>2019-11-02T17:29:55.652012864</dc:date><loext:sender-initials>MS</loext:sender-initials><text:p text:style-name="P45"><text:span text:style-name="T37">2011</text:span></text:p></office:annotation></text:span><text:span text:style-name="T35">2017</text:span><office:annotation-end office:name="__Annotation__341_1056075591"/><text:span text:style-name="T35"> enorm war, zeigt der Vergleich:</text:span> <text:s/><office:annotation><dc:creator>Maximilian Siemers</dc:creator><dc:date>2019-11-02T17:31:09.927450085</dc:date><loext:sender-initials>MS</loext:sender-initials><text:p text:style-name="P45"><text:span text:style-name="T37">knapp 90%!</text:span></text:p></office:annotation>zwei Drittel der Gemeinden* <text:span text:style-name="T35">sind in diesen 30 Jahren weniger gewachsen und nur 12% haben stärker zugenommen als Engelsberg.</text:span></text:p>
      <text:p text:style-name="P14"/>
      <text:p text:style-name="P17"><text:span text:style-name="T35">Seit 2017 drehte sich das Blatt:</text:span> <text:span text:style-name="T35"><text:s/>2017 zogen 160 Leute nach Engelsberg und 204 verließen die Gemeinde. </text:span><text:span text:style-name="T35"><office:annotation office:name="__Annotation__343_1056075591"><dc:creator>Maximilian Siemers</dc:creator><dc:date>2019-11-02T17:33:22.135528954</dc:date><loext:sender-initials>MS</loext:sender-initials><text:p text:style-name="P45"><text:span text:style-name="T37">Würde ich streichen und mich auf den Wanderungsgewinn begrenzen, denn der enthält mehr Information</text:span></text:p></office:annotation></text:span><text:span text:style-name="T35">Dies scheint im Vergleich nicht ungewöhnlich zu sein, denn bei den Zugezogenen gibt es nur 37% mehr Gemeinden* und bei den Fortgezogenen 21%, die hier höhere Zahlen aufweisen.</text:span><office:annotation-end office:name="__Annotation__343_1056075591"/></text:p>
      <text:p text:style-name="P41">Deutlich wird dies auch beim Wanderungsgewinn (=Differenz von Menschen, die innerhalb eines Jahres einwandern und denen, die in diesem Zeitraum auswandern) : Hier liegen 99% der Gemeinden* höher als Engelsberg. ???? <text:span text:style-name="T36">Warum???</text:span></text:p>
      <text:p text:style-name="P42"/>
      <text:p text:style-name="P4">Altersstruktur:</text:p>
      <text:p text:style-name="P5">Engelsberg ist eine „junge Gemeinde“</text:p>
      <text:p text:style-name="P6"/>
      <text:p text:style-name="P25">Engelsberg ist eine „junge Gemeinde“, denn <office:annotation office:name="__Annotation__344_1056075591"><dc:creator>Maximilian Siemers</dc:creator><dc:date>2019-11-02T17:33:58.595681607</dc:date><loext:sender-initials>MS</loext:sender-initials><text:p text:style-name="P45"><text:span text:style-name="T37">das stimmt nicht, in Engelsberg leben deutlich mehr Ältere als Jüngere! Was du schreiben kannst: hier ist im Vergleich zu anderen Gemeinden der Anteil von jungen Menschen etwas höher.</text:span></text:p></office:annotation>hier leben mehr Jüngere als Ältere<office:annotation-end office:name="__Annotation__344_1056075591"/>. <text:span text:style-name="T3"><office:annotation office:name="__Annotation__345_1056075591"><dc:creator>Maximilian Siemers</dc:creator><dc:date>2019-11-02T17:34:58.954863851</dc:date><loext:sender-initials>MS</loext:sender-initials><text:p text:style-name="P45"><text:span text:style-name="T37">nicht so interessant. Was ich eher schreiben würde: in den jüngsten fünf Altersgruppen sind die Zahlen durchweg etwas höher als im oberbayerischen Durchschnitt; in den drei älteren Altersgruppen durchweg etwas niedriger.</text:span></text:p></office:annotation></text:span><text:span text:style-name="T3">In der Statistik liegen die 30- bis 49jährigen an der Spitze, wie in Gesamtoberbayern, wo die Zahlen noch etwas höher sind.</text:span><office:annotation-end office:name="__Annotation__345_1056075591"/></text:p>
      <text:p text:style-name="P19"/>
      <text:p text:style-name="P12">Die Flächen von Engelsberg:</text:p>
      <text:p text:style-name="P13">Viel freies Land mit viel Landwirtschaft</text:p>
      <text:p text:style-name="P26"/>
      <text:p text:style-name="P26">Der Anteil der Gebäude- und Freiflächen an der Gesamtfläche (=Flächen mit Gebäuden und baulichen Anlagen sowie unbebaute Flächen (Freiflächen), die Zwecken der Gebäude untergeordnet sind) ist in Engelsberg <office:annotation office:name="__Annotation__346_1056075591"><dc:creator>Maximilian Siemers</dc:creator><dc:date>2019-11-02T17:36:08.863951850</dc:date><loext:sender-initials>MS</loext:sender-initials><text:p text:style-name="P45"><text:span text:style-name="T37">„</text:span><text:span text:style-name="T37">mit knapp 2% recht gering“</text:span></text:p></office:annotation>ziemlich <text:span text:style-name="T31">Zahl !</text:span><office:annotation-end office:name="__Annotation__346_1056075591"/>gering: Knapp zwei Drittel der Gemeinden* haben hier einen höheren Anteil.</text:p>
      <text:p text:style-name="P26"/>
      <text:p text:style-name="P26">Dasselbe gilt für den Anteil der Betriebsfläche<office:annotation office:name="__Annotation__377_1056075591"><dc:creator>Maximilian Siemers</dc:creator><dc:date>2019-11-02T17:37:17.728558934</dc:date><loext:sender-initials>MS</loext:sender-initials><text:p text:style-name="P45"><text:span text:style-name="T37">das scheint nicht nur landwirtschaftliche Betriebsfläche zu sein! Zahl: etwa 0.5%</text:span></text:p></office:annotation>(= Betriebsfläche der landwirtschaftlichen Betriebe umfasst die gesamte selbstbewirtschaftete Fläche)<office:annotation-end office:name="__Annotation__377_1056075591"/> <text:span text:style-name="T31">mit Zahl!</text:span></text:p>
      <text:p text:style-name="P26"/>
      <text:p text:style-name="P26"><office:annotation office:name="__Annotation__378_1056075591"><dc:creator>Maximilian Siemers</dc:creator><dc:date>2019-11-02T17:37:58.703950600</dc:date><loext:sender-initials>MS</loext:sender-initials><text:p text:style-name="P45"><text:span text:style-name="T37">genau!</text:span></text:p></office:annotation>Dagegen nimmt die Landwirtschaftsfläche einen sehr großen Teil ein: <text:span text:style-name="T35">M</text:span>it <text:span text:style-name="T35">k</text:span>napp 70% lie<text:span text:style-name="T35">g</text:span>t Engelsberg hier weit vorne – nur 15% aller Gemeinden* haben hier einen höheren Wert.<office:annotation-end office:name="__Annotation__378_1056075591"/></text:p>
      <text:p text:style-name="P26"/>
      <text:p text:style-name="P26">Dagegen ist der Waldanteil im Engelsberger Gebiet relativ gering: Mit gut 20 % haben zwei Drittel der Gemeinden* mehr Waldfläche.</text:p>
      <text:p text:style-name="P27"/>
      <text:p text:style-name="P27"><text:soft-page-break/>Auch bei der Erholungsfläche <text:span text:style-name="T4">(=Flächen, die vorherrschend dem Sport, der Erholung oder dazu dienen, Tiere oder Pflanzen zu zeigen) liegt Engelsberg <text:s/>am unteren Ende der Statistik: Hier haben 84 % der Gemeinden* höhere Werte.</text:span></text:p>
      <text:p text:style-name="P16"/>
      <text:p text:style-name="P20"/>
      <text:p text:style-name="P10">Wohnen in Enge<text:span text:style-name="T10">ls</text:span>berg:</text:p>
      <text:p text:style-name="P40"><office:annotation office:name="__Annotation__379_1056075591"><dc:creator>Maximilian Siemers</dc:creator><dc:date>2019-11-02T17:38:43.828368339</dc:date><loext:sender-initials>MS</loext:sender-initials><text:p text:style-name="P45"><text:span text:style-name="T37">Nein, ziemlich genau durchschnittlich!</text:span></text:p></office:annotation>Relativ wenige<office:annotation-end office:name="__Annotation__379_1056075591"/> Wohnungen und Baugenehmigungen?</text:p>
      <text:p text:style-name="P28"/>
      <text:p text:style-name="P28">Beim Wohnungsbestand liegt Engelsberg in der Mitte der oberbayerischen Statistik: 43% der Gemeinden* haben mehr Wohnungen.</text:p>
      <text:p text:style-name="P29"/>
      <text:p text:style-name="P23"><text:span text:style-name="T6">Ä</text:span><text:span text:style-name="T5">hnliches gilt für erteilte Baugenehmigungen: Hier lagen 52% der Gemeinden* über den Zahlen von Engelsberg.</text:span></text:p>
      <text:p text:style-name="P20"/>
      <text:p text:style-name="P7">Kinderbetreuung und Bildung:</text:p>
      <text:p text:style-name="P11">Wenige Kindertagesstätten und viele Schüler</text:p>
      <text:p text:style-name="P7"/>
      <text:p text:style-name="P30">Bei den Kindertageseinrichtungen weist Engelsberg nur einen geringen Anteil im oberbayerischen Vergleich auf: 78% der Gemeinden* haben mehr Plätze pro Einwohner.</text:p>
      <text:p text:style-name="P30"/>
      <text:p text:style-name="P30">Dagegen hat die Gemeinde Engelsberg relativ viele Schüler (hier zeigt es sich wieder, dass Engelsberg eine junge Gemeinde ist): <text:span text:style-name="T28">Mit 4% Anteil an der Bevölkerung haben fast zwei Drittel der Gemeinden* weniger Schüler.</text:span></text:p>
      <text:p text:style-name="P20"/>
      <text:p text:style-name="P7">Landwirtschaft und Umwelt:</text:p>
      <text:p text:style-name="P11">An der Spitze in Oberbayern</text:p>
      <text:p text:style-name="P7"/>
      <text:p text:style-name="P30">An der Spitze in Oberbayern liegt Engelsberg <text:span text:style-name="T11">mit seinen 72 </text:span><text:s/>Land- und forstwirtschaftlichen Betriebe<text:span text:style-name="T11">n</text:span>: <text:span text:style-name="T11">nur 9% der Gemeinden* haben hier mehr.</text:span></text:p>
      <text:p text:style-name="P30"/>
      <text:p text:style-name="P31"><office:annotation office:name="__Annotation__380_1056075591"><dc:creator>Maximilian Siemers</dc:creator><dc:date>2019-11-02T17:39:55.873491773</dc:date><loext:sender-initials>MS</loext:sender-initials><text:p text:style-name="P45"><text:span text:style-name="T37">das würde ich vorsichtiger formulieren. Es ist zwar einleuchtend, aber aus den Zahlen geht nicht eindeutig hervor, dass die Landwirtschaft die Ursache für den hohen Wasserverbrauch ist. Vielleicht so: „Womöglich in Zusammenhang damit steht der im Vergleich hohe Wasserverbrauch ...“</text:span></text:p></office:annotation>Dementsprechend<office:annotation-end office:name="__Annotation__380_1056075591"/> hoch ist in Engelsberg der Wasserverbrauch: Mit <text:span text:style-name="T12"><office:annotation office:name="__Annotation__381_1056075591"><dc:creator>Maximilian Siemers</dc:creator><dc:date>2019-11-02T17:42:08.654333010</dc:date><loext:sender-initials>MS</loext:sender-initials><text:p text:style-name="P45"><text:span text:style-name="T37">130 Liter pro Person pro Tag</text:span></text:p></office:annotation></text:span><text:span text:style-name="T12">130 Litern ?? </text:span><office:annotation-end office:name="__Annotation__381_1056075591"/>pro Person gibt es nur 13% der Gemeinden*, die einen noch höheren Wasserverbrauch haben.</text:p>
      <text:p text:style-name="P31"/>
      <text:p text:style-name="P8">Erwerb, Einkommen und Soziales:</text:p>
      <text:p text:style-name="P11">Viele Beschäftigte – mehr Auspendler – relativ hohe Einkünfte</text:p>
      <text:p text:style-name="P8"/>
      <text:p text:style-name="P31">Mit 760 Personen, die in Engelsberg arbeiten, ist die Beschäftigungszahl relativ hoch im Vergleich: nur 20% der Gemeinden* liegen darüber.</text:p>
      <text:p text:style-name="P31"/>
      <text:p text:style-name="P31">Darunter fahren <text:span text:style-name="T28"><office:annotation office:name="__Annotation__382_1056075591"><dc:creator>Maximilian Siemers</dc:creator><dc:date>2019-11-02T17:43:03.413422887</dc:date><loext:sender-initials>MS</loext:sender-initials><text:p text:style-name="P45"><text:span text:style-name="T37">es sind exakt drei Viertel!</text:span></text:p></office:annotation></text:span><text:span text:style-name="T28">zwei Drittel ?</text:span><office:annotation-end office:name="__Annotation__382_1056075591"/>nach Engelsberg, um dort zu arbeiten – ebenfalls eine relativ hohe Zahl – <text:span text:style-name="T28"><office:annotation office:name="__Annotation__383_1056075591"><dc:creator>Maximilian Siemers</dc:creator><dc:date>2019-11-02T17:44:03.275675672</dc:date><loext:sender-initials>MS</loext:sender-initials><text:p text:style-name="P45"><text:span text:style-name="T37">82%, das sind vier Fünftel!</text:span></text:p></office:annotation></text:span><text:span text:style-name="T28">ein Viertel der Arbeitnehmer ?</text:span><office:annotation-end office:name="__Annotation__383_1056075591"/><text:span text:style-name="T28"> </text:span>sind außerhalb beschäftigt. <office:annotation office:name="__Annotation__384_1056075591"><dc:creator>Maximilian Siemers</dc:creator><dc:date>2019-11-02T17:44:53.071559176</dc:date><loext:sender-initials>MS</loext:sender-initials><text:p text:style-name="P45"><text:span text:style-name="T37">Das ist etwas verwirrend, da du erst von Einpendlern, dann von Auspendlern, dann wieder von Einpendlern sprichst. Ich würde das in zwei getrennten Sätzen schreiben.</text:span></text:p></office:annotation><text:span text:style-name="T13">Zum</text:span> Vergleich: <text:span text:style-name="T13">I</text:span>n 37% der Gemeinden* ist diese Zahl der Einpendler noch höher.<office:annotation-end office:name="__Annotation__384_1056075591"/></text:p>
      <text:p text:style-name="P31"/>
      <text:p text:style-name="P32">Genau das Gegenteil zeigt sich bei den Auspendlern: 82% der Engelsberger Arbeitnehmer verlassen den Ort, um woanders zu arbeiten, was sich so in ganz Oberbayern widerspiegelt: <text:span text:style-name="T14">N</text:span>ur in 19% der Gemeinden* ist dieser Anteil geringer – also die <text:s/>meisten oberbayerischen Gemeinden* haben eine hohe Zahl von Auspendlern.</text:p>
      <text:p text:style-name="P32"/>
      <text:p text:style-name="P32"><text:span text:style-name="T14">Diese Zahlen spiegeln sich dann natürlich b</text:span>eim Pendlersaldo <text:span text:style-name="T14">wider</text:span>(= gibt an, ob mehr Arbeitskräfte regelmäßig von ihrem Wohnort zum Arbeiten in die Gemeinde kommen, <text:soft-page-break/>oder mehr Gemeindebürger sie regelmäßig verlassen, da ihr Arbeitsplatz außerhalb der Region liegt) : <text:span text:style-name="T29">Hier haben 70 % der Gemeinden* eine positivere </text:span><text:span text:style-name="T28"><text:s/>Bilanz.</text:span> ??</text:p>
      <text:p text:style-name="P32"/>
      <text:p text:style-name="P33">Bei der Lohn- und Einkommenssteuer (Bruttolohn je Arbeitnehmer, von 2014) liegt Engelsberg genau in der Mitte von Oberbayern: 48% der Gemeinden* haben hier einen höheren Wert.</text:p>
      <text:p text:style-name="P33"/>
      <text:p text:style-name="P33">Dass die Engelsberger relativ hohe Einkünfte im statistischen Vergleich haben – <text:span text:style-name="T15">sie betragen im Schnitt über 38 000 Euro -</text:span> zeigen diese Zahlen: Bei den Gesamtbeträgen aller Einkünfte (2014) können sich nur 37% Bewohner <office:annotation office:name="__Annotation__386_1056075591"><dc:creator>Maximilian Siemers</dc:creator><dc:date>2019-11-02T17:47:49.635594552</dc:date><loext:sender-initials>MS</loext:sender-initials><text:p text:style-name="P45"><text:span text:style-name="T37">anderer. Außerdem ist es nicht korrekt, dass 37% der Bewohner anderer Gemeinden sich darüber freuen. Schreibs so:</text:span></text:p><text:p text:style-name="P45"><text:span text:style-name="T37"/></text:p><text:p text:style-name="P45"><text:span text:style-name="T37">In nur 37% anderer Gemeinden können sich die Bewohner über noch mehr Geld freuen.</text:span></text:p></office:annotation>anderen<office:annotation-end office:name="__Annotation__386_1056075591"/> Gemeinden* über noch <text:span text:style-name="T27">mehr Geld freuen.</text:span></text:p>
      <text:p text:style-name="P33"/>
      <text:p text:style-name="P34">Mit leicht 1% Anteil an der Bevölkerung ist die Zahl der Sozialhilfeempfänger in Engelsberg im Vergleich leicht überdurchschnittlich: <text:span text:style-name="T27">6</text:span>0% der Gemeinden* haben hier <text:span text:style-name="T27">weniger</text:span> Sozialhilfeempfänger. <text:span text:style-name="T28">??? </text:span><text:span text:style-name="T30">stimmt das so</text:span><text:span text:style-name="T30"><office:annotation><dc:creator>Maximilian Siemers</dc:creator><dc:date>2019-11-02T17:48:52.944605585</dc:date><loext:sender-initials>MS</loext:sender-initials><text:p text:style-name="P45"><text:span text:style-name="T37">ja!</text:span></text:p></office:annotation></text:span></text:p>
      <text:p text:style-name="P34"/>
      <text:p text:style-name="P9">Kommunale Finanzen:</text:p>
      <text:p text:style-name="P11">Eine finanzstarke Gemeinde</text:p>
      <text:p text:style-name="P9"/>
      <text:p text:style-name="P36">Engelsberg steht im oberbayerischen Vergleich finanziell sehr gut da. Dies zeigen diese Zahlen:</text:p>
      <text:p text:style-name="P34"/>
      <text:p text:style-name="P34">Bei der Grundsteuer A (= für landwirtschaftliche Betriebe) liegt Engelsberg im oberbayerischen Vergleich mit an der Spitze – <office:annotation><dc:creator>Maximilian Siemers</dc:creator><dc:date>2019-11-02T17:49:12.476649376</dc:date><loext:sender-initials>MS</loext:sender-initials><text:p text:style-name="P45"><text:span text:style-name="T37"><text:s/></text:span><text:span text:style-name="T37">vermutlich</text:span></text:p></office:annotation>durch seine vielen landwirtschaftlichen Betriebe. Hier verzeichnen nur 10% der Gemeinden* höhere Einnahmen durch die Grundsteuer A.</text:p>
      <text:p text:style-name="P34"/>
      <text:p text:style-name="P34">Auch bei der Grundsteuer B (= für bebaute und unbebaute Grundstücke) liegt Engelsberg etwa im oberen Drittel: 39% der Gemeinden* nehmen mehr Grundsteuer B ein.</text:p>
      <text:p text:style-name="P34">Insgesamt hat Engelsberg durch die Grundsteuer<text:span text:style-name="T27">n</text:span> im Vergleich relativ hohe Einnahmen.</text:p>
      <text:p text:style-name="P34"/>
      <text:p text:style-name="P35"/>
      <text:p text:style-name="P35">Bei den Gesamtsteuerannahmen mit 1336 Euro je Einwohner liegt Engelsberg an der Spitze: nur 9% alle Gemeinden* haben einen noch besser gefüllten Geldsäckel. Bei den Gemeindesteuereinnahmen mit <text:span text:style-name="T28"><office:annotation office:name="__Annotation__447_1056075591"><dc:creator>Maximilian Siemers</dc:creator><dc:date>2019-11-02T17:50:09.277304982</dc:date><loext:sender-initials>MS</loext:sender-initials><text:p text:style-name="P45"><text:span text:style-name="T37">lieber etwa dreieinhalb Millionen Euro</text:span></text:p></office:annotation></text:span><text:span text:style-name="T28">3 534 000 Euro</text:span><office:annotation-end office:name="__Annotation__447_1056075591"/><text:span text:style-name="T28"> ? <text:s/></text:span><text:span text:style-name="T32">lie</text:span><text:span text:style-name="T33">g</text:span>t Engelsberg ebenfalls im oberen Bereich der Statistik: Nur 18% der Gemeinden* haben hier eine höhere Zahl.</text:p>
      <text:p text:style-name="P35"/>
      <text:p text:style-name="P37"><text:span text:style-name="T7">Die</text:span><text:span text:style-name="T9">s zeigt sich auch bei der</text:span><text:span text:style-name="T7"> Steuereinnahmekraft </text:span><text:span text:style-name="T8">(=</text:span><text:span text:style-name="T16"> eine Kenngröße, mit deren Hilfe Städte und Gemeinden mit unterschiedlichen Realsteuerhebesätzen -Grundsteuer A/B, Gewerbesteuer- vergleichbarer gemacht werden sollen</text:span><text:span text:style-name="T17">): </text:span><text:span text:style-name="T18">Nur 9% der Gemeinden* erreichen hier höhere Werte.</text:span></text:p>
      <text:p text:style-name="P43"/>
      <text:p text:style-name="P38"><text:span text:style-name="T18">Genau so spiegeln sich die Finanzen bei der Realsteueraufbringungskraft wider</text:span><text:span text:style-name="T19"> (=</text:span><text:span text:style-name="T20">sie</text:span><text:span text:style-name="T21"> errechnet sich für die jeweilige </text:span><text:span text:style-name="T22">Steuerart einer Gemeinde </text:span><text:span text:style-name="T23">(</text:span><text:a xlink:type="simple" xlink:href="https://www.haushaltssteuerung.de/lexikon-gewerbesteuer.html" office:target-frame-name="_self" xlink:show="replace" text:style-name="Internet_20_link" text:visited-style-name="Visited_20_Internet_20_Link"><text:span text:style-name="T25">Gewerbesteuer</text:span></text:a><text:span text:style-name="T23">, </text:span><text:span text:style-name="T24">Grundsteuer</text:span><text:span text:style-name="T26"> </text:span><text:span text:style-name="T23">A </text:span><text:span text:style-name="T24">und B</text:span><text:span text:style-name="T23">) </text:span><text:span text:style-name="T21">über </text:span><text:span text:style-name="T22">eine bestimmte</text:span><text:span text:style-name="T21"> Formel</text:span><text:span text:style-name="T22">): Auch hier nimmt Engelsberg in Oberbayern einen Spitzenplatz ein: Nur 8% der Gemeinden* erreichen bessere Zahlen pro Einwohner.</text:span></text:p>
      <text:p text:style-name="P35"/>
      <text:p text:style-name="P24"/>
      <text:p text:style-name="P24"/>
      <text:p text:style-name="P24"/>
      <text:p text:style-name="P24"/>
      <text:p text:style-name="P24"><text:soft-page-break/>Anmerkung: </text:p>
      <text:p text:style-name="P21">Gemeinden* bezeichnet alle Gemeinden in Oberbayern <office:annotation office:name="__Annotation__448_1056075591"><dc:creator>Maximilian Siemers</dc:creator><dc:date>2019-11-02T17:51:15.681084501</dc:date><loext:sender-initials>MS</loext:sender-initials><text:p text:style-name="P45"><text:span text:style-name="T37">bis</text:span></text:p></office:annotation>unter<office:annotation-end office:name="__Annotation__448_1056075591"/> 5000 Einwohner</text:p>
      <text:p text:style-name="P22"/>
      <text:p text:style-name="P22">Die Zahlen und Vergleiche basieren auf Gemeindedaten von 2018 und sofern nicht anders angegeben, beruhen alle Daten auf dem Kalenderjahr 20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de" fo:country="DE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de" fo:country="D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11:44:46</meta:creation-date>
    <dc:language>de-DE</dc:language>
    <dc:date>2019-11-02T17:51:22.097609163</dc:date>
    <meta:editing-cycles>22</meta:editing-cycles>
    <meta:editing-duration>PT1H19M9S</meta:editing-duration>
    <meta:generator>LibreOffice/6.3.2.2$Linux_X86_64 LibreOffice_project/30$Build-2</meta:generator>
    <dc:creator>Maximilian Siemers</dc:creator>
    <meta:document-statistic meta:table-count="0" meta:image-count="0" meta:object-count="0" meta:page-count="4" meta:paragraph-count="53" meta:word-count="1037" meta:character-count="7214" meta:non-whitespace-character-count="6213"/>
  </office:meta>
</office:document-meta>
</file>